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5.442cm"/>
    </style:style>
    <style:style style:name="co3" style:family="table-column">
      <style:table-column-properties fo:break-before="auto" style:column-width="17.736cm"/>
    </style:style>
    <style:style style:name="co4" style:family="table-column">
      <style:table-column-properties fo:break-before="auto" style:column-width="11.12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311cm" fo:break-before="auto" style:use-optimal-row-height="false"/>
    </style:style>
    <style:style style:name="ro2" style:family="table-row">
      <style:table-row-properties style:row-height="3.718cm" fo:break-before="auto" style:use-optimal-row-height="false"/>
    </style:style>
    <style:style style:name="ro3" style:family="table-row">
      <style:table-row-properties style:row-height="6.8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erif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I_TESTCA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table:style-name="ce1" office:value-type="string" calcext:value-type="string">
            <text:p>Sl no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Test process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Functional Tests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-Up Test</text:p>
          </table:table-cell>
          <table:table-cell office:value-type="string" calcext:value-type="string">
            <text:p>Connect a 48V power supply to the controller, then turn it on.</text:p>
          </table:table-cell>
          <table:table-cell office:value-type="string" calcext:value-type="string">
            <text:p>1. Connect a pre-charge circuit (250<text:span text:style-name="T1">Ω</text:span>/15W) before powering On.</text:p>
            <text:p>Or</text:p>
            <text:p>2. You can gradually increase the voltage up to 48V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 Voltage Range Test</text:p>
          </table:table-cell>
          <table:table-cell office:value-type="string" calcext:value-type="string">
            <text:p>Provide different input voltages and operate the motor to test response.</text:p>
          </table:table-cell>
          <table:table-cell office:value-type="string" calcext:value-type="string">
            <text:p>1. Controller Operating Voltage Range is 36V to 72V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age file flashing test</text:p>
          </table:table-cell>
          <table:table-cell office:value-type="string" calcext:value-type="string">
            <text:p>Flash new image file to the controller.</text:p>
          </table:table-cell>
          <table:table-cell office:value-type="string" calcext:value-type="string">
            <text:p>A relevant Production File can be flashed.</text:p>
            <text:p/>
            <text:p>Bacdoor&gt;&gt;Parameter&gt;&gt;Load from File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fig change test</text:p>
          </table:table-cell>
          <table:table-cell office:value-type="string" calcext:value-type="string">
            <text:p>Change the config and verify the config is changing by flash and read the config value </text:p>
          </table:table-cell>
          <table:table-cell office:value-type="string" calcext:value-type="string">
            <text:p>Controller can be configured in the Write/Save section.</text:p>
            <text:p/>
            <text:p>After changing the parameters, click on write and click on read to verify the input.</text:p>
            <text:p/>
            <text:p>Bacdoor&gt;&gt;Parameter&gt;&gt;Save to Flash</text:p>
            <text:p>Bacdoor&gt;&gt;Parameter&gt;&gt;Save to File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tor Control Modes</text:p>
          </table:table-cell>
          <table:table-cell office:value-type="string" calcext:value-type="string">
            <text:p>Connect the motor to the controller and test all available control modes.</text:p>
          </table:table-cell>
          <table:table-cell office:value-type="string" calcext:value-type="string">
            <text:p>Controller Command Source:</text:p>
            <text:p>0 – Remote</text:p>
            <text:p>1 – Throttle</text:p>
            <text:p>2 – Pedal Sensor</text:p>
            <text:p>3 – BB Torque Sensor</text:p>
            <text:p>4 – Throttle OR Pedal Sensor</text:p>
            <text:p>5 – TMM4 Torque Sensor</text:p>
            <text:p/>
            <text:p>Note: </text:p>
            <text:p>1. Throttle pin can be configured relevant analogue input pin under Peripheral Section&gt;&gt;Throttle&gt;&gt;Write/Save&gt;&gt;Throttle Sensor Source = 0 – 6 (Please refer pinout diagram)</text:p>
            <text:p>2. Appropriate Analog Input pin must be configured.</text:p>
            <text:p>MTC2000 Controller Pinout Diagram</text:p>
            <text:p/>
            <text:p><text:a xlink:href="https://grep.gremot.com/motor-controller/foc-motor-controller-2000-can-na-z1hiw" xlink:type="simple">MTC4000 Pinout Table</text:a>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unication Protocols</text:p>
          </table:table-cell>
          <table:table-cell office:value-type="string" calcext:value-type="string">
            <text:p>Connect a CAN node to verify the reception and transmission of messages to the controller.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tchdog verification</text:p>
          </table:table-cell>
          <table:table-cell office:value-type="string" calcext:value-type="string">
            <text:p>Trigger the watchdog by avoiding any RPDO command to the controller for more than 300 ms.</text:p>
          </table:table-cell>
          <table:table-cell office:value-type="string" calcext:value-type="string">
            <text:p>We recommend a simple rolling counter from 0 to 255.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Electrical Tests</text:p>
          </table:table-cell>
          <table:table-cell table:style-name="ce1"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rrent Measurement</text:p>
          </table:table-cell>
          <table:table-cell office:value-type="string" calcext:value-type="string">
            <text:p>Measure the inrush current, Measure the input and output currents to confirm efficiency.</text:p>
          </table:table-cell>
          <table:table-cell office:value-type="string" calcext:value-type="string">
            <text:p>The inrush current limit for MTC2000 is 60A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voltage</text:p>
          </table:table-cell>
          <table:table-cell office:value-type="string" calcext:value-type="string">
            <text:p>Provide a power supply greater than 58V to the controller and observe the behaviour</text:p>
          </table:table-cell>
          <table:table-cell office:value-type="string" calcext:value-type="string">
            <text:p>The controller is capable of operating voltages upto 72V nominal.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dervoltage Protection</text:p>
          </table:table-cell>
          <table:table-cell office:value-type="string" calcext:value-type="string">
            <text:p>Provide a power supply less than 36V to the controller and observe the behaviour</text:p>
          </table:table-cell>
          <table:table-cell office:value-type="string" calcext:value-type="string">
            <text:p>Recommended Lower Voltage Limit is 30V.</text:p>
            <text:p>The controller can operate below the 30V minimum limit by adjusting the Slow Under voltage threshold under: Protection and Fault Thresholds&gt;&gt;Battery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rt Circuit Protection</text:p>
          </table:table-cell>
          <table:table-cell office:value-type="string" calcext:value-type="string">
            <text:p>Short the controller input supply by connecting the positive (+ve) and negative (-ve) terminals.</text:p>
          </table:table-cell>
          <table:table-cell table:style-name="ce4" office:value-type="string" calcext:value-type="string">
            <text:p><text:span text:style-name="T2">Can detect Instantaneous Under Voltage Error.</text:span></text:p>
            <text:p>Requires caution, can cause arcs.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ver current protection</text:p>
          </table:table-cell>
          <table:table-cell office:value-type="string" calcext:value-type="string">
            <text:p>Set the motor current limit in the controller and apply the motor with sufficient load to draw overcurrent </text:p>
          </table:table-cell>
          <table:table-cell office:value-type="string" calcext:value-type="string">
            <text:p>Phase Over Current fault shall be shown.</text:p>
            <text:p>Motor phase bridge will be disabled.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Thermal Tests</text:p>
          </table:table-cell>
          <table:table-cell table:style-name="ce1"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dle Thermal Performance</text:p>
          </table:table-cell>
          <table:table-cell office:value-type="string" calcext:value-type="string">
            <text:p>Operate the motor in the idle condition and capture the temperature logs</text:p>
          </table:table-cell>
          <table:table-cell office:value-type="string" calcext:value-type="string">
            <text:p>Remote State Command: 1 = IDLE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ad Thermal Performance</text:p>
          </table:table-cell>
          <table:table-cell office:value-type="string" calcext:value-type="string">
            <text:p>Operate the motor with load and capture the temperature logs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vertemperature Protection</text:p>
          </table:table-cell>
          <table:table-cell office:value-type="string" calcext:value-type="string">
            <text:p>Set the motor temperature limit and operate the motor with the controller until the temperature limit is reached.</text:p>
          </table:table-cell>
          <table:table-cell office:value-type="string" calcext:value-type="string">
            <text:p>If the controller temperature is higher than the “Controller Foldback Starting Temperature”, the motor current shall be reduced.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Performance Tests</text:p>
          </table:table-cell>
          <table:table-cell table:style-name="ce1"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tor Speed and Torque Control</text:p>
          </table:table-cell>
          <table:table-cell office:value-type="string" calcext:value-type="string">
            <text:p>Operate the motor in different modes and check the functionality</text:p>
          </table:table-cell>
          <table:table-cell office:value-type="string" calcext:value-type="string">
            <text:p>Three Speed Regulator modes: </text:p>
            <text:p>0 = Speed</text:p>
            <text:p>1 = Torque</text:p>
            <text:p>2 = Torque Mode with Speed Limiting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nsient Response</text:p>
          </table:table-cell>
          <table:table-cell office:value-type="string" calcext:value-type="string">
            <text:p>Change the RPM and capture the rpm rise and settling time</text:p>
          </table:table-cell>
          <table:table-cell office:value-type="string" calcext:value-type="string">
            <text:p>Transient Response is subject to PI Tuning.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fficiency Measurement</text:p>
          </table:table-cell>
          <table:table-cell office:value-type="string" calcext:value-type="string">
            <text:p>Measure the power loss by calculate the motor loss vs controller input power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rmonic Analysis</text:p>
          </table:table-cell>
          <table:table-cell office:value-type="string" calcext:value-type="string">
            <text:p>EMI/EMC </text:p>
          </table:table-cell>
          <table:table-cell office:value-type="string" calcext:value-type="string">
            <text:p>Motor Hall/Encoder Cable must have EMI/EMC shielding.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Reliability and Durability</text:p>
          </table:table-cell>
          <table:table-cell table:style-name="ce1"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tinuous Operation</text:p>
          </table:table-cell>
          <table:table-cell office:value-type="string" calcext:value-type="string">
            <text:p>Run the system at maximum load for extended periods.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vironmental Tests</text:p>
          </table:table-cell>
          <table:table-cell office:value-type="string" calcext:value-type="string">
            <text:p>Test under different temperatures, humidity, and vibration conditions.</text:p>
          </table:table-cell>
          <table:table-cell office:value-type="string" calcext:value-type="string">
            <text:p>The controller operating temperature ranges from -20°C to 50°C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rt-Stop Cycles</text:p>
          </table:table-cell>
          <table:table-cell office:value-type="string" calcext:value-type="string">
            <text:p>Repeatedly start and stop the controller by turning it on and off for a defined period.</text:p>
          </table:table-cell>
          <table:table-cell office:value-type="string" calcext:value-type="string">
            <text:p>Please Discharge the capacitor at the battery terminals and the end of stop cycle.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Safety Tests</text:p>
          </table:table-cell>
          <table:table-cell table:style-name="ce1"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ult Injection Testing</text:p>
          </table:table-cell>
          <table:table-cell office:value-type="string" calcext:value-type="string">
            <text:p>Test for hardware responses to induced faults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ll Sensor short</text:p>
          </table:table-cell>
          <table:table-cell office:value-type="string" calcext:value-type="string">
            <text:p>Short the hall wire </text:p>
          </table:table-cell>
          <table:table-cell office:value-type="string" calcext:value-type="string">
            <text:p>Can encounter Hall vs Sensorless Error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ll Sensor interchange</text:p>
          </table:table-cell>
          <table:table-cell office:value-type="string" calcext:value-type="string">
            <text:p>swap the hall wire in the motor side</text:p>
          </table:table-cell>
          <table:table-cell office:value-type="string" calcext:value-type="string">
            <text:p>The controller can swap phase connections virtually.</text:p>
            <text:p/>
            <text:p>Bacdoor&gt;&gt;Data&gt;&gt;Custom Tab&gt;&gt;Features/Faults&gt;&gt;Motor Features - bit0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l Sensor Disconnect</text:p>
          </table:table-cell>
          <table:table-cell office:value-type="string" calcext:value-type="string">
            <text:p>1.In starting disconnect the hall wire, 2. In Run time disconnect the hall wire </text:p>
          </table:table-cell>
          <table:table-cell office:value-type="string" calcext:value-type="string">
            <text:p>1. The controller shows fault “Hall vs Sensorless Error” &amp; “ Hall Fault Error” and prevents operation.</text:p>
            <text:p>2. If the hall wire is disconnected while operation the controller shows “Hall vs Sensorless Error”.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se wire Disconnect</text:p>
          </table:table-cell>
          <table:table-cell office:value-type="string" calcext:value-type="string">
            <text:p>1.In starting disconnect the phase wire, 2. In Run time disconnect the phase wire </text:p>
          </table:table-cell>
          <table:table-cell office:value-type="string" calcext:value-type="string">
            <text:p>The controller 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se wire Short</text:p>
          </table:table-cell>
          <table:table-cell office:value-type="string" calcext:value-type="string">
            <text:p>Induce short in the Phase wire at run time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ase wire loose connection</text:p>
          </table:table-cell>
          <table:table-cell office:value-type="string" calcext:value-type="string">
            <text:p>Loose the phase wire screws in the motor side and operate the motor</text:p>
          </table:table-cell>
          <table:table-cell table:style-name="ce4" office:value-type="string" calcext:value-type="string">
            <text:p>Caution: Risk of Arcing.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hase wire interchange</text:p>
          </table:table-cell>
          <table:table-cell office:value-type="string" calcext:value-type="string">
            <text:p>swap the phase wire in the motor side</text:p>
          </table:table-cell>
          <table:table-cell office:value-type="string" calcext:value-type="string">
            <text:p>Hall sequence will be changed and also direction of motor rotation will be changed 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N wire short</text:p>
          </table:table-cell>
          <table:table-cell office:value-type="string" calcext:value-type="string">
            <text:p>Short the CAN wires(CAN L and CAN H)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N wire Interchange</text:p>
          </table:table-cell>
          <table:table-cell office:value-type="string" calcext:value-type="string">
            <text:p>swap the CAN L and CAN H the motor side</text:p>
          </table:table-cell>
          <table:table-cell office:value-type="string" calcext:value-type="string">
            <text:p>It will not receive CAN signals.</text:p>
          </table:table-cell>
          <table:table-cell office:value-type="string" calcext:value-type="string">
            <text:p>It is not from Motor side. Is <text:s/>it from the controller side <text:s/>or CAN device.</text:p>
          </table:table-cell>
          <table:table-cell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TL Rx Tx short </text:p>
          </table:table-cell>
          <table:table-cell office:value-type="string" calcext:value-type="string">
            <text:p>TTL RX TX with GND, TTL RX TX with 5V, TTL with RX with TX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TL Rx Tx interchange</text:p>
          </table:table-cell>
          <table:table-cell office:value-type="string" calcext:value-type="string">
            <text:p>Swap the TTL Rx Tx wire and connect with backdoor</text:p>
          </table:table-cell>
          <table:table-cell office:value-type="string" calcext:value-type="string">
            <text:p>The controller would not connect with Bacdoor as the TTL is unable to transmit or receive messages.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mergency Shutdown/Brake</text:p>
          </table:table-cell>
          <table:table-cell office:value-type="string" calcext:value-type="string">
            <text:p>Issue an emergency brake command and verify the controller's response.</text:p>
          </table:table-cell>
          <table:table-cell table:number-columns-repeated="16381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1:30:21.6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8T12:47:26.070000000</dc:date>
    <meta:editing-duration>P1DT21H15M37S</meta:editing-duration>
    <meta:editing-cycles>8</meta:editing-cycles>
    <meta:generator>LibreOffice/24.8.3.2$Windows_X86_64 LibreOffice_project/48a6bac9e7e268aeb4c3483fcf825c94556d9f92</meta:generator>
    <meta:document-statistic meta:table-count="1" meta:cell-count="142" meta:object-count="0"/>
  </office:meta>
</office:document-meta>
</file>